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1d416d"/>
    </style:style>
    <style:style style:name="P2" style:family="paragraph" style:parent-style-name="Heading_20_2">
      <style:text-properties officeooo:paragraph-rsid="001ed602"/>
    </style:style>
    <style:style style:name="P3" style:family="paragraph" style:parent-style-name="Heading_20_2">
      <style:text-properties officeooo:paragraph-rsid="00213c94"/>
    </style:style>
    <style:style style:name="P4" style:family="paragraph" style:parent-style-name="Heading_20_2">
      <style:text-properties officeooo:paragraph-rsid="0021722e"/>
    </style:style>
    <style:style style:name="P5" style:family="paragraph" style:parent-style-name="Heading_20_2">
      <style:text-properties officeooo:paragraph-rsid="00223250"/>
    </style:style>
    <style:style style:name="P6" style:family="paragraph" style:parent-style-name="Heading_20_3">
      <style:text-properties officeooo:paragraph-rsid="00213c94"/>
    </style:style>
    <style:style style:name="P7" style:family="paragraph" style:parent-style-name="Heading_20_3">
      <style:text-properties officeooo:paragraph-rsid="0021722e"/>
    </style:style>
    <style:style style:name="P8" style:family="paragraph" style:parent-style-name="Horizontal_20_Line">
      <style:text-properties officeooo:paragraph-rsid="00213c94"/>
    </style:style>
    <style:style style:name="P9" style:family="paragraph" style:parent-style-name="Horizontal_20_Line">
      <style:text-properties officeooo:paragraph-rsid="0021722e"/>
    </style:style>
    <style:style style:name="P10" style:family="paragraph" style:parent-style-name="Horizontal_20_Line">
      <style:text-properties officeooo:paragraph-rsid="00223250"/>
    </style:style>
    <style:style style:name="P11" style:family="paragraph" style:parent-style-name="Standard">
      <style:text-properties officeooo:paragraph-rsid="001ed602"/>
    </style:style>
    <style:style style:name="P12" style:family="paragraph" style:parent-style-name="Standard">
      <style:text-properties officeooo:paragraph-rsid="00213c94"/>
    </style:style>
    <style:style style:name="P13" style:family="paragraph" style:parent-style-name="Standard">
      <style:text-properties officeooo:paragraph-rsid="0021722e"/>
    </style:style>
    <style:style style:name="P14" style:family="paragraph" style:parent-style-name="Standard">
      <style:text-properties officeooo:paragraph-rsid="00223250"/>
    </style:style>
    <style:style style:name="P15" style:family="paragraph" style:parent-style-name="Text_20_body" style:list-style-name="L1"/>
    <style:style style:name="P16" style:family="paragraph" style:parent-style-name="Text_20_body">
      <style:text-properties officeooo:paragraph-rsid="001ed602"/>
    </style:style>
    <style:style style:name="P17" style:family="paragraph" style:parent-style-name="Text_20_body">
      <style:text-properties officeooo:paragraph-rsid="00213c94"/>
    </style:style>
    <style:style style:name="P18" style:family="paragraph" style:parent-style-name="Text_20_body">
      <style:text-properties officeooo:rsid="001157f1" officeooo:paragraph-rsid="0021722e"/>
    </style:style>
    <style:style style:name="P19" style:family="paragraph" style:parent-style-name="Text_20_body">
      <style:text-properties officeooo:paragraph-rsid="0021722e"/>
    </style:style>
    <style:style style:name="P20" style:family="paragraph" style:parent-style-name="Text_20_body">
      <style:text-properties officeooo:paragraph-rsid="00223250"/>
    </style:style>
    <style:style style:name="T1" style:family="text">
      <style:text-properties officeooo:rsid="001d416d"/>
    </style:style>
    <style:style style:name="T2" style:family="text">
      <style:text-properties fo:color="#c9211e" loext:opacity="100%"/>
    </style:style>
    <style:style style:name="T3" style:family="text">
      <style:text-properties officeooo:rsid="0008f08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Strong_20_Emphasis"><text:span text:style-name="T1">Acto 3. </text:span></text:span></text:h>
      <text:h text:style-name="P1" text:outline-level="2"><text:span text:style-name="Strong_20_Emphasis"><text:span text:style-name="T1">Introduccion.</text:span></text:span></text:h>
      <text:p text:style-name="Standard"/>
      <text:p text:style-name="Standard"/>
      <text:p text:style-name="Standard"/>
      <text:h text:style-name="Heading_20_2" text:outline-level="2"><text:span text:style-name="Strong_20_Emphasis">1. El objetivo del libro</text:span></text:h>
      <text:p text:style-name="Text_20_body">El objetivo de este libro es <text:span text:style-name="Strong_20_Emphasis">enfrentar preguntas que nos acompañan desde siempre</text:span>, preguntas que parecen no tener respuesta, pero que no por eso dejan de importarnos:</text:p>
      <text:list xml:id="list3998664081" text:style-name="L1">
        <text:list-item>
          <text:p text:style-name="P15">¿Por qué existimos?</text:p>
        </text:list-item>
        <text:list-item>
          <text:p text:style-name="P15">¿Qué es la vida?</text:p>
        </text:list-item>
        <text:list-item>
          <text:p text:style-name="P15">¿Qué sentido tiene nuestra presencia en el universo?</text:p>
        </text:list-item>
      </text:list>
      <text:p text:style-name="Text_20_body">Nuestra existencia está envuelta en el misterio.<text:line-break/>No importa cuánto avance la ciencia, ni cuán lejos llegue la filosofía: <text:span text:style-name="Strong_20_Emphasis">las grandes preguntas siguen ahí</text:span>, persistentes, intactas, esperando algo más que una fórmula o una teoría.<text:line-break/>No buscamos solo datos.<text:line-break/><text:span text:style-name="Strong_20_Emphasis">Buscamos sentido.</text:span></text:p>
      <text:p text:style-name="Text_20_body">Este libro nace del impulso por comprender.<text:line-break/>No desde la certeza, sino desde la necesidad.<text:line-break/>Y parte de una convicción:<text:line-break/>que no es imposible encontrar respuestas,<text:line-break/>pero tal vez <text:span text:style-name="Strong_20_Emphasis">estamos buscando en el lugar equivocado</text:span>.</text:p>
      <text:p text:style-name="Horizontal_20_Line"/>
      <text:p text:style-name="Text_20_body"/>
      <text:p text:style-name="Text_20_body"/>
      <text:p text:style-name="P11"/>
      <text:h text:style-name="P2" text:outline-level="2"><text:span text:style-name="Strong_20_Emphasis">2. ¿Por qué no encontramos las respuestas?</text:span></text:h>
      <text:p text:style-name="P16">Tal vez las respuestas han estado siempre al alcance…<text:line-break/>pero no las hemos podido ver,<text:line-break/>porque hemos estado <text:span text:style-name="Strong_20_Emphasis">mirando con el modelo equivocado</text:span>.</text:p>
      <text:p text:style-name="P16">A lo largo de la historia, hemos intentado comprender la vida —y especialmente la nuestra— usando una mirada centrada en el ser humano.<text:line-break/>Una mirada que nos sitúa en el centro del universo, como protagonistas de una historia cuyo sentido <text:soft-page-break/>debe girar en torno a nosotros.<text:line-break/>Bajo ese modelo, buscamos una misión, un propósito trascendente, una razón personal para estar aquí.</text:p>
      <text:p text:style-name="P16">Pero ¿y si ese enfoque es el problema?<text:line-break/>¿Y si el error no está en las preguntas… sino en el marco desde el cual las formulamos?</text:p>
      <text:p text:style-name="P16">El modelo que hemos heredado <text:span text:style-name="T2">es poderoso para construir tecnología, para manipular la materia, para describir procesos físicos.</text:span><text:line-break/><text:span text:style-name="T2">Pero</text:span> resulta torpe —cuando no ciego— para entender a la vida como un todo.<text:line-break/>No por falta de voluntad, sino por <text:span text:style-name="Strong_20_Emphasis">falta de herramientas conceptuales</text:span>.</text:p>
      <text:p text:style-name="P16">Durante siglos, las ideas que necesitábamos <text:span text:style-name="Strong_20_Emphasis">ni siquiera existían</text:span>.<text:line-break/>¿Cómo podríamos haber entendido la vida como una máquina de información, si no conocíamos el código genético?<text:line-break/><text:span text:style-name="T2">¿Cómo íbamos a imaginar una inteligencia sin conciencia</text:span>, si no teníamos ni siquiera la noción de “sistema inteligente”?<text:line-break/>En tiempos de Moisés, de Sócrates o de Darwin, <text:span text:style-name="Strong_20_Emphasis">el modelo que proponemos hoy simplemente no era visible</text:span>.</text:p>
      <text:p text:style-name="P16">Ahora lo es.</text:p>
      <text:p text:style-name="P16"><text:span text:style-name="T2">No porque tengamos todas las respuestas,<text:line-break/>sino</text:span> porque <text:span text:style-name="Strong_20_Emphasis">tenemos nuevas formas de pensar</text:span>.</text:p>
      <text:p text:style-name="P16"/>
      <text:p text:style-name="P16"/>
      <text:p text:style-name="Horizontal_20_Line"/>
      <text:p text:style-name="P17"/>
      <text:h text:style-name="P3" text:outline-level="2"><text:span text:style-name="Strong_20_Emphasis">3. Los elementos clave del modelo actual</text:span></text:h>
      <text:p text:style-name="P17">A lo largo de la historia, en casi todas las culturas y religiones, se han propuesto respuestas distintas para explicar el origen de la vida.<text:line-break/>Pero si observamos con detenimiento, descubrimos que, bajo esas diferencias superficiales, <text:span text:style-name="Strong_20_Emphasis">comparten un mismo patrón conceptual</text:span>.<text:line-break/>Un modelo tradicional, que hemos aceptado durante siglos, casi sin cuestionarlo.</text:p>
      <text:p text:style-name="P17">A continuación, presentamos algunos de sus pilares fundamentales:</text:p>
      <text:p text:style-name="P8"/>
      <text:h text:style-name="P6" text:outline-level="3"><text:span text:style-name="Strong_20_Emphasis">a. La vida fue creada por una inteligencia ajena a este mundo</text:span></text:h>
      <text:p text:style-name="P17">Ya sea un dios omnipotente, una fuerza cósmica, o incluso una civilización extraterrestre, <text:span text:style-name="Strong_20_Emphasis">todas las teorías coinciden en un punto clave</text:span>:<text:line-break/>La vida no se originó aquí.<text:line-break/>Fue creada desde “afuera” por una inteligencia que, después de cumplir su propósito, <text:span text:style-name="Strong_20_Emphasis">se marchó o se </text:span><text:soft-page-break/><text:span text:style-name="Strong_20_Emphasis">ocultó</text:span>.<text:line-break/>No podemos verla, no podemos interactuar con ella, y sin embargo le atribuimos el diseño de todo lo que existe.</text:p>
      <text:p text:style-name="P17">Este punto de vista está presente tanto en la tradición judeocristiana como en mitologías antiguas, e incluso en versiones modernas como la panspermia.<text:line-break/>En todas ellas, <text:span text:style-name="Strong_20_Emphasis">la inteligencia creadora es inalcanzable, inobservable, y ausente</text:span>.</text:p>
      <text:p text:style-name="P17">Aquí estamos solos.</text:p>
      <text:p text:style-name="P8"/>
      <text:h text:style-name="P6" text:outline-level="3"><text:span text:style-name="Strong_20_Emphasis">b. La vida no tiene entidad propia</text:span></text:h>
      <text:p text:style-name="P17">Bajo este modelo, la vida no es una cosa concreta.<text:line-break/><text:span text:style-name="Strong_20_Emphasis">No es un ente, ni un sistema, ni una estructura tangible.</text:span><text:line-break/>Es apenas una propiedad: una condición que poseen ciertas cosas… hasta que dejan de tenerla.<text:line-break/>Decimos que un árbol “está vivo”, pero no sabemos señalar qué parte exacta de él <text:span text:style-name="Strong_20_Emphasis">es</text:span> la vida.<text:line-break/>No tiene cuerpo, ni masa, ni límites definidos.<text:line-break/>Es un adjetivo más que un sustantivo.</text:p>
      <text:p text:style-name="P17">La vida, así entendida, es una abstracción.<text:line-break/>No es <text:span text:style-name="Strong_20_Emphasis">algo que existe</text:span>, sino algo que <text:span text:style-name="Strong_20_Emphasis">ocurre</text:span>.</text:p>
      <text:p text:style-name="P8"/>
      <text:h text:style-name="P6" text:outline-level="3"><text:span text:style-name="Strong_20_Emphasis">c. El hombre como propósito</text:span></text:h>
      <text:p text:style-name="P17">Otro pilar central del modelo tradicional es la idea de que <text:span text:style-name="Strong_20_Emphasis">toda la vida fue creada para culminar en el ser humano</text:span>.<text:line-break/>El hombre es el centro, la cima, el motivo.<text:line-break/>Todo lo demás —plantas, animales, paisajes, mares, galaxias— existe para sostenerlo, servirlo o ayudarlo a cumplir su destino.</text:p>
      <text:p text:style-name="P17">Es una visión reconfortante.<text:line-break/>Nos da un papel principal en el drama cósmico.<text:line-break/>Pero cuando uno observa la diversidad de especies, la perfección de los sistemas naturales, y la autonomía con que cada ser parece vivir su propia historia,<text:line-break/>cuesta sostener que <text:span text:style-name="Strong_20_Emphasis">el hombre es el único protagonista</text:span>.</text:p>
      <text:p text:style-name="P17">Los pájaros vuelan como si fueran los dueños del cielo.<text:line-break/>Los peces se deslizan con libertad como si el mar les perteneciera.<text:line-break/>Las hormigas, los robles, las ballenas, todos parecen vivir <text:span text:style-name="Strong_20_Emphasis">como si fueran el centro de su propio mundo</text:span>.</text:p>
      <text:p text:style-name="P8"/>
      <text:h text:style-name="P6" text:outline-level="3"><text:soft-page-break/><text:span text:style-name="Strong_20_Emphasis">d. El ser humano fue creado para cumplir una misión importante</text:span></text:h>
      <text:p text:style-name="P17">Si el hombre es el motivo, entonces <text:span text:style-name="Strong_20_Emphasis">debe tener una misión</text:span>.<text:line-break/>Eso creemos.<text:line-break/>Y muchas culturas han intentado definir cuál es:<text:line-break/>crear algo, descubrir algo, redimirse, alcanzar la sabiduría, servir a los dioses, trascender la materia…</text:p>
      <text:p text:style-name="P17">Pero la pregunta sigue flotando, sin respuesta concreta:<text:line-break/>¿Quién ha logrado cumplir esa misión?<text:line-break/>¿Alguien puede afirmar que lo ha conseguido?<text:line-break/>¿Lo lograré yo?</text:p>
      <text:p text:style-name="P17">La sensación es que el listón está demasiado alto.<text:line-break/>Y la misión, quizás, nunca estuvo del todo clara.</text:p>
      <text:p text:style-name="P8"/>
      <text:h text:style-name="P6" text:outline-level="3"><text:span text:style-name="Strong_20_Emphasis">e. El pensamiento humano como manifestación de lo divino</text:span></text:h>
      <text:p text:style-name="P17">Por último, este modelo otorga al pensamiento —y en especial a la conciencia— un carácter sagrado.<text:line-break/>El simple hecho de poder imaginar, crear símbolos, evocar el infinito…<text:line-break/>nos hace sentir que quizás <text:span text:style-name="Strong_20_Emphasis">estamos conectados con algo superior</text:span>.</text:p>
      <text:p text:style-name="P17">Y no es una idea menor.<text:line-break/>Durante siglos, el pensamiento humano ha sido interpretado como la chispa divina.<text:line-break/>La herramienta con la que el hombre se eleva por encima de la materia,<text:line-break/>y con la que, tal vez, <text:span text:style-name="Strong_20_Emphasis">puede tocar los secretos del universo</text:span>.</text:p>
      <text:p text:style-name="P8"/>
      <text:h text:style-name="P6" text:outline-level="3">🔚 <text:span text:style-name="Emphasis">Reflexión final de la sección</text:span></text:h>
      <text:p text:style-name="P17">Este modelo ha acompañado a la humanidad durante milenios.<text:line-break/>Nos ha dado respuestas, certezas, sentido.<text:line-break/>Pero también <text:span text:style-name="Strong_20_Emphasis">ha creado nuevos límites</text:span>.<text:line-break/>Y quizá, si queremos avanzar, debamos atrevernos a mirar con otros ojos.<text:line-break/>No para negar lo anterior, sino para abrir espacio a una visión más profunda, más funcional,<text:line-break/>y —tal vez— más verdadera.</text:p>
      <text:p text:style-name="P12"/>
      <text:p text:style-name="P12"/>
      <text:p text:style-name="P16"/>
      <text:p text:style-name="Horizontal_20_Line"/>
      <text:p text:style-name="Text_20_body"/>
      <text:p text:style-name="Text_20_body"/>
      <text:p text:style-name="Text_20_body"/>
      <text:p text:style-name="P13"><text:soft-page-break/></text:p>
      <text:h text:style-name="P4" text:outline-level="2"><text:span text:style-name="Strong_20_Emphasis">4. ¿Por qué no funciona este modelo?</text:span></text:h>
      <text:p text:style-name="P19">¿Por qué este modelo no nos da las respuestas que buscamos?</text:p>
      <text:p text:style-name="P19">Tal vez porque <text:span text:style-name="Strong_20_Emphasis">no fue construido para encontrarlas</text:span>, sino para protegernos del vacío.<text:line-break/>Porque no parte de la observación, sino del deseo.<text:line-break/><text:span text:style-name="Strong_20_Emphasis">Nos da el escenario que queremos creer.</text:span></text:p>
      <text:p text:style-name="P19">Un escenario donde el ser humano es el centro de todo.<text:line-break/>Donde la vida entera ha sido diseñada para crear al hombre.<text:line-break/>Y el hombre, a su vez, ha sido creado para llevar a cabo una misión especial, posiblemente heroica, quizá sagrada.</text:p>
      <text:p text:style-name="P19">Y esa misión, creemos, debe estar relacionada con lo que consideramos nuestras virtudes esenciales:<text:line-break/>nuestra inteligencia, nuestra conciencia, nuestras manos capaces de transformar el mundo.</text:p>
      <text:p text:style-name="P19">Pero ¿cuál es exactamente esa misión?</text:p>
      <text:p text:style-name="P18">Es en este punto adonde comenzamos a dar vueltas en circulo.</text:p>
      <text:p text:style-name="P18"/>
      <text:p text:style-name="P19">Ahí es donde el modelo empieza a quebrarse.<text:line-break/><text:span text:style-name="Strong_20_Emphasis">No hay una respuesta clara.</text:span><text:line-break/>Solo intuiciones vagas, interpretaciones personales, mandatos culturales o religiosos que cambian con el tiempo.</text:p>
      <text:p text:style-name="P19">Nos repetimos que hemos sido creados "para algo importante",<text:line-break/>pero cada intento de definir ese “algo” termina en un <text:span text:style-name="Strong_20_Emphasis">círculo cerrado de especulaciones sin salida</text:span>.</text:p>
      <text:p text:style-name="P9"/>
      <text:h text:style-name="P7" text:outline-level="3"><text:span text:style-name="Strong_20_Emphasis">El contraste entre nuestra misión y la eternidad</text:span></text:h>
      <text:p text:style-name="P19">Contemplemos un momento el universo.<text:line-break/>Su tamaño, su edad, su duración futura.<text:line-break/>La inmensidad del espacio y la eternidad del tiempo <text:span text:style-name="Strong_20_Emphasis">aplastan cualquier hazaña humana</text:span>.</text:p>
      <text:p text:style-name="P19">¿Qué podría hacer una especie como la nuestra que sea realmente importante, realmente trascendente?<text:line-break/>Algo que modifique para siempre el curso del universo.<text:line-break/>Algo que no se pierda con el paso de millones, miles de millones, billones de años…</text:p>
      <text:p text:style-name="P19"><text:span text:style-name="Strong_20_Emphasis">Nada.</text:span></text:p>
      <text:p text:style-name="P19">Todo lo que hacemos, todo lo que somos, todo lo que creemos ser,<text:line-break/>se diluye rápidamente en la escala del cosmos.<text:line-break/>Unas cuantas civilizaciones, unos cuantos siglos de logros,<text:line-break/>y luego… silencio.</text:p>
      <text:p text:style-name="P19"><text:soft-page-break/>El sistema solar morirá.<text:line-break/>Las galaxias cambiarán de forma.<text:line-break/>Las partículas se redistribuirán.<text:line-break/>Y ninguna huella quedará.</text:p>
      <text:p text:style-name="P19"><text:span text:style-name="Strong_20_Emphasis">¿Habremos existido realmente?</text:span></text:p>
      <text:p text:style-name="P9"/>
      <text:h text:style-name="P7" text:outline-level="3"><text:span text:style-name="Strong_20_Emphasis">Un camino que no lleva a ninguna parte</text:span></text:h>
      <text:p text:style-name="P19">Si seguimos este modelo hasta el final,<text:line-break/>llegamos a una conclusión desoladora:<text:line-break/>no hay salida.<text:line-break/>No hay destino.<text:line-break/>No hay sentido objetivo más allá de nuestras proyecciones.</text:p>
      <text:p text:style-name="P19">El modelo se colapsa sobre sí mismo,<text:line-break/>como un edificio construido sobre ilusiones.</text:p>
      <text:p text:style-name="P19">Y entonces, inevitablemente, llega la pregunta:<text:line-break/><text:span text:style-name="Strong_20_Emphasis">¿Y si simplemente estamos razonando desde el marco equivocado?</text:span></text:p>
      <text:p text:style-name="P9"/>
      <text:h text:style-name="P7" text:outline-level="3"><text:span text:style-name="Emphasis">Reflexión final de la sección</text:span></text:h>
      <text:p text:style-name="P19">Tal vez el error no está en las preguntas que nos hacemos,<text:line-break/>sino en la forma en que hemos aprendido a hacerlas.<text:line-break/>En la lente con la que observamos la vida.<text:line-break/>Un modelo que gira en torno a nosotros,<text:line-break/>pero que no logra <text:span text:style-name="Strong_20_Emphasis">explicar nada más allá de nosotros</text:span>.</text:p>
      <text:p text:style-name="P19">Quizá sea momento de probar otra forma de mirar.</text:p>
      <text:p text:style-name="P19"/>
      <text:p text:style-name="Horizontal_20_Line"/>
      <text:p text:style-name="Text_20_body"/>
      <text:p text:style-name="Text_20_body"/>
      <text:p text:style-name="P14"/>
      <text:h text:style-name="P5" text:outline-level="2"><text:span text:style-name="Strong_20_Emphasis">5. Una nueva estrategia</text:span></text:h>
      <text:p text:style-name="P20">Si el modelo tradicional no nos lleva a ninguna parte,<text:line-break/>entonces es hora de <text:span text:style-name="Strong_20_Emphasis">probar otra estrategia</text:span>.</text:p>
      <text:p text:style-name="P20">No negaremos al ser humano,<text:line-break/>pero dejaremos de verlo como <text:span text:style-name="Strong_20_Emphasis">el centro del universo</text:span>.</text:p>
      <text:p text:style-name="P20"><text:soft-page-break/>Vamos a desplazarlo suavemente de ese lugar de privilegio,<text:line-break/>para colocarlo junto a las demás criaturas,<text:line-break/>como una especie más entre millones,<text:line-break/>formando parte de algo más grande, más antiguo, más profundo.</text:p>
      <text:p text:style-name="P20"><text:span text:style-name="Strong_20_Emphasis">Ya no pondremos al hombre como el motivo de todo.</text:span><text:line-break/>El propósito no será crear al hombre,<text:line-break/>sino comprender a aquello que <text:span text:style-name="Strong_20_Emphasis">ha creado a todas las formas de vida</text:span>.</text:p>
      <text:p text:style-name="P20">Y en ese nuevo centro colocaremos algo distinto.<text:line-break/>Una figura que hasta ahora ha permanecido invisible,<text:line-break/>pero que ha estado siempre allí:<text:line-break/><text:span text:style-name="Strong_20_Emphasis">la vida misma.</text:span></text:p>
      <text:p text:style-name="P20">Pero no una vida entendida como concepto abstracto,<text:line-break/><text:span text:style-name="T2">ni como una condición pasajera,<text:line-break/>ni como una chispa que aparece y desaparece.</text:span></text:p>
      <text:p text:style-name="P20">Sino como una <text:span text:style-name="Strong_20_Emphasis">entidad real, con estructura, con materia, con propósito funcional.</text:span><text:line-break/><text:span text:style-name="T2">Una criatura que no es humana, ni divina,<text:line-break/>sino universal.</text:span></text:p>
      <text:p text:style-name="P20"><text:span text:style-name="T2">Una inteligencia que </text:span><text:span text:style-name="Strong_20_Emphasis"><text:span text:style-name="T2">piensa de forma diferente a como lo hacemos nosotros</text:span></text:span><text:span text:style-name="T2">,<text:line-break/>pero que piensa al fin.</text:span><text:line-break/>Una forma de existencia que <text:span text:style-name="Strong_20_Emphasis">explora, aprende,</text:span><text:span text:style-name="Strong_20_Emphasis"><text:span text:style-name="T2"> resuelve, se transforma y perdura</text:span></text:span>.</text:p>
      <text:p text:style-name="P10"/>
      <text:h text:style-name="P5" text:outline-level="2"><text:span text:style-name="Strong_20_Emphasis">El objetivo de este acto</text:span></text:h>
      <text:p text:style-name="P20">El propósito de este tercer acto es presentar ese modelo.<text:line-break/><text:span text:style-name="T3">Y </text:span>Describirlo con claridad<text:span text:style-name="T2">, sin adornos, sin mística innecesaria,<text:line-break/>pero sin cerrar la puerta al misterio</text:span>.</text:p>
      <text:p text:style-name="P20">Vamos a <text:span text:style-name="Strong_20_Emphasis">darle forma lógica</text:span> a lo que hasta ahora solo hemos intuido.<text:line-break/>Y veremos que con unos pocos elementos —simples, concretos y replicables—<text:line-break/>es posible construir <text:span text:style-name="Strong_20_Emphasis">una máquina viva</text:span>,<text:line-break/>capaz de enfrentarse al universo y aprender de él.</text:p>
      <text:p text:style-name="P20"><text:span text:style-name="T2">Una inteligencia que no necesita conciencia humana para ser real.</text:span><text:line-break/>Una vida que, tal vez, al comprenderla,<text:line-break/>nos permita por fin <text:span text:style-name="Strong_20_Emphasis">comprendernos a nosotros mismos.</text:span></text:p>
      <text:p text:style-name="P20"><text:span text:style-name="Strong_20_Emphasis"/></text:p>
      <text:p text:style-name="P20"><text:span text:style-name="Strong_20_Emphasis"/></text:p>
      <text:p text:style-name="P14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14T10:34:46.352000000</meta:creation-date>
    <dc:date>2025-07-14T20:00:47.176000000</dc:date>
    <meta:editing-duration>PT2H7M37S</meta:editing-duration>
    <meta:editing-cycles>5</meta:editing-cycles>
    <meta:generator>LibreOffice/7.3.5.2$Windows_X86_64 LibreOffice_project/184fe81b8c8c30d8b5082578aee2fed2ea847c01</meta:generator>
    <meta:document-statistic meta:table-count="0" meta:image-count="0" meta:object-count="0" meta:page-count="7" meta:paragraph-count="76" meta:word-count="1744" meta:character-count="10509" meta:non-whitespace-character-count="8843"/>
  </office:meta>
</office:document-meta>
</file>